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1*"/>
    </style:style>
    <style:style style:name="Table1.C" style:family="table-column">
      <style:table-column-properties style:column-width="1.1153in" style:rel-column-width="10922*"/>
    </style:style>
    <style:style style:name="Table1.E" style:family="table-column">
      <style:table-column-properties style:column-width="2.2313in" style:rel-column-width="2184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2fa8" officeooo:paragraph-rsid="001a2fa8"/>
    </style:style>
    <style:style style:name="P2" style:family="paragraph" style:parent-style-name="Standard">
      <style:text-properties officeooo:rsid="001a5772" officeooo:paragraph-rsid="001a5772"/>
    </style:style>
    <style:style style:name="P3" style:family="paragraph" style:parent-style-name="Standard">
      <style:text-properties officeooo:rsid="001a60f1" officeooo:paragraph-rsid="001a60f1"/>
    </style:style>
    <style:style style:name="P4" style:family="paragraph" style:parent-style-name="Standard">
      <style:text-properties officeooo:rsid="001c4e54" officeooo:paragraph-rsid="001c4e54"/>
    </style:style>
    <style:style style:name="P5" style:family="paragraph" style:parent-style-name="Standard">
      <style:text-properties officeooo:rsid="001e8af3" officeooo:paragraph-rsid="001e8af3"/>
    </style:style>
    <style:style style:name="P6" style:family="paragraph" style:parent-style-name="Standard">
      <style:text-properties officeooo:rsid="0025489c" officeooo:paragraph-rsid="0025489c"/>
    </style:style>
    <style:style style:name="P7" style:family="paragraph" style:parent-style-name="Standard">
      <style:text-properties officeooo:rsid="00287069" officeooo:paragraph-rsid="00287069"/>
    </style:style>
    <style:style style:name="P8" style:family="paragraph" style:parent-style-name="Standard">
      <style:text-properties officeooo:rsid="0028a336" officeooo:paragraph-rsid="0028a336"/>
    </style:style>
    <style:style style:name="P9" style:family="paragraph" style:parent-style-name="Text_20_body">
      <style:text-properties officeooo:rsid="001b9744" officeooo:paragraph-rsid="001b9744"/>
    </style:style>
    <style:style style:name="P10" style:family="paragraph" style:parent-style-name="Text_20_body">
      <style:text-properties fo:font-weight="bold" officeooo:rsid="001b9744" officeooo:paragraph-rsid="001b9744" style:font-weight-asian="bold" style:font-weight-complex="bold"/>
    </style:style>
    <style:style style:name="P11" style:family="paragraph" style:parent-style-name="Text_20_body">
      <style:text-properties officeooo:rsid="00282d61" officeooo:paragraph-rsid="00282d61"/>
    </style:style>
    <style:style style:name="P12" style:family="paragraph" style:parent-style-name="Text_20_body">
      <style:text-properties officeooo:rsid="00287069" officeooo:paragraph-rsid="00287069"/>
    </style:style>
    <style:style style:name="P13" style:family="paragraph" style:parent-style-name="Subtitle">
      <style:text-properties officeooo:rsid="001b9744" officeooo:paragraph-rsid="001b9744"/>
    </style:style>
    <style:style style:name="P14" style:family="paragraph" style:parent-style-name="Table_20_Contents">
      <style:text-properties officeooo:rsid="001e8af3" officeooo:paragraph-rsid="001e8af3"/>
    </style:style>
    <style:style style:name="P15" style:family="paragraph" style:parent-style-name="Table_20_Contents">
      <style:text-properties officeooo:rsid="001fc23c" officeooo:paragraph-rsid="001fc23c"/>
    </style:style>
    <style:style style:name="P16" style:family="paragraph" style:parent-style-name="Table_20_Contents">
      <style:text-properties officeooo:rsid="00217982" officeooo:paragraph-rsid="00217982"/>
    </style:style>
    <style:style style:name="P17" style:family="paragraph" style:parent-style-name="Table_20_Contents">
      <style:text-properties officeooo:rsid="0022b816" officeooo:paragraph-rsid="0022b816"/>
    </style:style>
    <style:style style:name="P18" style:family="paragraph" style:parent-style-name="Table_20_Contents">
      <style:text-properties officeooo:rsid="002410f0" officeooo:paragraph-rsid="002410f0"/>
    </style:style>
    <style:style style:name="P19" style:family="paragraph" style:parent-style-name="Table_20_Contents">
      <style:text-properties officeooo:rsid="002641bf" officeooo:paragraph-rsid="002641bf"/>
    </style:style>
    <style:style style:name="P20" style:family="paragraph" style:parent-style-name="Standard">
      <style:text-properties style:text-underline-style="solid" style:text-underline-width="auto" style:text-underline-color="font-color" officeooo:rsid="0028a336" officeooo:paragraph-rsid="0028a336"/>
    </style:style>
    <style:style style:name="P21" style:family="paragraph" style:parent-style-name="Standard">
      <style:text-properties officeooo:rsid="0028a336" officeooo:paragraph-rsid="0028a336"/>
    </style:style>
    <style:style style:name="P22" style:family="paragraph" style:parent-style-name="Standard">
      <style:text-properties officeooo:rsid="0029f5f9" officeooo:paragraph-rsid="0029f5f9"/>
    </style:style>
    <style:style style:name="P23" style:family="paragraph" style:parent-style-name="Standard">
      <style:text-properties officeooo:rsid="002bb13a" officeooo:paragraph-rsid="002bb13a"/>
    </style:style>
    <style:style style:name="P24" style:family="paragraph" style:parent-style-name="Standard">
      <style:text-properties style:text-underline-style="none" officeooo:rsid="002bb13a" officeooo:paragraph-rsid="002bb13a"/>
    </style:style>
    <style:style style:name="P25" style:family="paragraph" style:parent-style-name="Standard">
      <style:text-properties officeooo:rsid="002df7d5" officeooo:paragraph-rsid="002df7d5"/>
    </style:style>
    <style:style style:name="P26" style:family="paragraph" style:parent-style-name="Standard">
      <style:text-properties officeooo:rsid="002df7d5" officeooo:paragraph-rsid="002e044e"/>
    </style:style>
    <style:style style:name="P27" style:family="paragraph" style:parent-style-name="Standard">
      <style:text-properties officeooo:rsid="002e044e" officeooo:paragraph-rsid="002e044e"/>
    </style:style>
    <style:style style:name="P28" style:family="paragraph" style:parent-style-name="Standard">
      <style:text-properties officeooo:rsid="003073a2" officeooo:paragraph-rsid="003073a2"/>
    </style:style>
    <style:style style:name="P29" style:family="paragraph" style:parent-style-name="Standard">
      <style:text-properties officeooo:rsid="003259b7" officeooo:paragraph-rsid="003259b7"/>
    </style:style>
    <style:style style:name="P30" style:family="paragraph" style:parent-style-name="Standard">
      <style:text-properties officeooo:rsid="0032e498" officeooo:paragraph-rsid="002df7d5"/>
    </style:style>
    <style:style style:name="P31" style:family="paragraph" style:parent-style-name="Standard">
      <style:text-properties officeooo:rsid="0032e498" officeooo:paragraph-rsid="0033a421"/>
    </style:style>
    <style:style style:name="P32" style:family="paragraph" style:parent-style-name="Standard">
      <style:text-properties officeooo:rsid="00347d46" officeooo:paragraph-rsid="00347d46"/>
    </style:style>
    <style:style style:name="P33" style:family="paragraph" style:parent-style-name="Standard" style:list-style-name="L1">
      <style:text-properties officeooo:rsid="00348dce" officeooo:paragraph-rsid="00348dce"/>
    </style:style>
    <style:style style:name="P34" style:family="paragraph" style:parent-style-name="Standard">
      <style:text-properties officeooo:rsid="00348dce" officeooo:paragraph-rsid="00348dce"/>
    </style:style>
    <style:style style:name="P35" style:family="paragraph" style:parent-style-name="Standard">
      <style:text-properties officeooo:rsid="0037438c" officeooo:paragraph-rsid="0037438c"/>
    </style:style>
    <style:style style:name="P36" style:family="paragraph" style:parent-style-name="Standard">
      <style:text-properties officeooo:rsid="001fc23c" officeooo:paragraph-rsid="003f0999"/>
    </style:style>
    <style:style style:name="P37" style:family="paragraph" style:parent-style-name="Standard">
      <style:text-properties officeooo:rsid="0038c6a8" officeooo:paragraph-rsid="003f0999"/>
    </style:style>
    <style:style style:name="P38" style:family="paragraph" style:parent-style-name="Standard">
      <style:text-properties officeooo:rsid="0038c6a8" officeooo:paragraph-rsid="0041cdcf"/>
    </style:style>
    <style:style style:name="P39" style:family="paragraph" style:parent-style-name="Standard">
      <style:text-properties officeooo:rsid="003967d9" officeooo:paragraph-rsid="001a60f1"/>
    </style:style>
    <style:style style:name="P40" style:family="paragraph" style:parent-style-name="Standard">
      <style:text-properties officeooo:rsid="003967d9" officeooo:paragraph-rsid="003f0999"/>
    </style:style>
    <style:style style:name="P41" style:family="paragraph" style:parent-style-name="Standard">
      <style:text-properties officeooo:rsid="001c4e54" officeooo:paragraph-rsid="003f0999"/>
    </style:style>
    <style:style style:name="P42" style:family="paragraph" style:parent-style-name="Standard">
      <style:text-properties officeooo:rsid="003f51b2" officeooo:paragraph-rsid="003f51b2"/>
    </style:style>
    <style:style style:name="P43" style:family="paragraph" style:parent-style-name="Standard">
      <style:text-properties officeooo:rsid="00444af2" officeooo:paragraph-rsid="00444af2"/>
    </style:style>
    <style:style style:name="P44" style:family="paragraph" style:parent-style-name="Standard">
      <style:text-properties officeooo:rsid="00465daf" officeooo:paragraph-rsid="00465daf"/>
    </style:style>
    <style:style style:name="P45" style:family="paragraph" style:parent-style-name="Standard">
      <style:text-properties officeooo:rsid="0048958d" officeooo:paragraph-rsid="0048958d"/>
    </style:style>
    <style:style style:name="P46" style:family="paragraph" style:parent-style-name="Standard">
      <style:text-properties officeooo:rsid="004b75cc" officeooo:paragraph-rsid="004b75cc"/>
    </style:style>
    <style:style style:name="P47" style:family="paragraph" style:parent-style-name="Standard">
      <style:text-properties officeooo:rsid="004d214d" officeooo:paragraph-rsid="004d214d"/>
    </style:style>
    <style:style style:name="P48" style:family="paragraph" style:parent-style-name="Text_20_body">
      <style:text-properties officeooo:rsid="00287069" officeooo:paragraph-rsid="00287069"/>
    </style:style>
    <style:style style:name="P49" style:family="paragraph" style:parent-style-name="Text_20_body">
      <style:text-properties officeooo:rsid="00347d46" officeooo:paragraph-rsid="00347d46"/>
    </style:style>
    <style:style style:name="P50" style:family="paragraph" style:parent-style-name="Subtitle">
      <style:text-properties officeooo:rsid="003073a2" officeooo:paragraph-rsid="003073a2"/>
    </style:style>
    <style:style style:name="T1" style:family="text">
      <style:text-properties officeooo:rsid="001addb2"/>
    </style:style>
    <style:style style:name="T2" style:family="text">
      <style:text-properties officeooo:rsid="0025489c"/>
    </style:style>
    <style:style style:name="T3" style:family="text">
      <style:text-properties officeooo:rsid="00268e3d"/>
    </style:style>
    <style:style style:name="T4" style:family="text">
      <style:text-properties officeooo:rsid="00281f43"/>
    </style:style>
    <style:style style:name="T5" style:family="text">
      <style:text-properties officeooo:rsid="002c307b"/>
    </style:style>
    <style:style style:name="T6" style:family="text">
      <style:text-properties officeooo:rsid="002eb302"/>
    </style:style>
    <style:style style:name="T7" style:family="text">
      <style:text-properties officeooo:rsid="003d6c47"/>
    </style:style>
    <style:style style:name="T8" style:family="text">
      <style:text-properties officeooo:rsid="00414542"/>
    </style:style>
    <style:style style:name="T9" style:family="text">
      <style:text-properties officeooo:rsid="0041cdcf"/>
    </style:style>
    <style:style style:name="T10" style:family="text">
      <style:text-properties officeooo:rsid="0046f019"/>
    </style:style>
    <style:style style:name="T11" style:family="text">
      <style:text-properties officeooo:rsid="0049b4c7"/>
    </style:style>
    <style:style style:name="T12" style:family="text">
      <style:text-properties officeooo:rsid="004c55e6"/>
    </style:style>
    <style:style style:name="T13" style:family="text">
      <style:text-properties officeooo:rsid="004eeb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Instruction Level Parallelism (ILP)</text:p>
      <text:p text:style-name="P1"/>
      <text:p text:style-name="P2">Nace hace mucho con lo que se llamaba la vectorizacion. </text:p>
      <text:p text:style-name="P2">Esto lo puede hacer el compilador si se lo pedimos, o OpenMP si agregamos en el pragma “single instruction multiple data (SIMD)”.</text:p>
      <text:p text:style-name="P2">Podemos dividir registros de 128 bits, y poner 4 variables de 32 bits. Operar sobre estas como si fueran variables distintas, aunque esten en un mismo registro. Este se divide en cuatro. Por ejemplo, no se arrastra el acarreo ya que se opera sobre las variables como si fuesen distintas. </text:p>
      <text:p text:style-name="P2">Las operaciones sobre estas variables que pertenecen a un mismo registro, se hacen en paralelo.</text:p>
      <text:p text:style-name="P2"/>
      <text:p text:style-name="P2"/>
      <text:p text:style-name="P2"/>
      <text:p text:style-name="P3">Bit Wise Operations:</text:p>
      <text:p text:style-name="P3">&lt;&lt; es lo mismo que hacer la <text:span text:style-name="T1">multiplicacion por dos.</text:span></text:p>
      <text:p text:style-name="P3">Ejemplos:</text:p>
      <text:p text:style-name="P3">1 &lt;&lt; 2 es 2^2</text:p>
      <text:p text:style-name="P3">1&lt;&lt;26 es 2^26</text:p>
      <text:p text:style-name="P3"/>
      <text:p text:style-name="P3">&gt;&gt; es lo mismo que hacer <text:span text:style-name="T1">la division por dos</text:span>.</text:p>
      <text:p text:style-name="P39"/>
      <text:p text:style-name="P4"/>
      <table:table table:name="Table1" table:style-name="Table1">
        <table:table-column table:style-name="Table1.A" table:number-columns-repeated="2"/>
        <table:table-column table:style-name="Table1.C" table:number-columns-repeated="2"/>
        <table:table-column table:style-name="Table1.E"/>
        <table:table-row>
          <table:table-cell table:style-name="Table1.A1" office:value-type="string">
            <text:p text:style-name="P14">Threads</text:p>
          </table:table-cell>
          <table:table-cell table:style-name="Table1.A1" office:value-type="string">
            <text:p text:style-name="P14">No optimizado (-O0) No SIMD</text:p>
          </table:table-cell>
          <table:table-cell table:style-name="Table1.A1" office:value-type="string">
            <text:p text:style-name="P14">No opt. Con simd</text:p>
          </table:table-cell>
          <table:table-cell table:style-name="Table1.A1" office:value-type="string">
            <text:p text:style-name="P14">Opt. (-O3) No simd</text:p>
          </table:table-cell>
          <table:table-cell table:style-name="Table1.E1" office:value-type="string">
            <text:p text:style-name="P14">Opt. SIMD</text:p>
          </table:table-cell>
        </table:table-row>
        <table:table-row>
          <table:table-cell table:style-name="Table1.A2" office:value-type="string">
            <text:p text:style-name="P14">1</text:p>
          </table:table-cell>
          <table:table-cell table:style-name="Table1.A2" office:value-type="string">
            <text:p text:style-name="P14">0.260</text:p>
          </table:table-cell>
          <table:table-cell table:style-name="Table1.A2" office:value-type="string">
            <text:p text:style-name="P14">0.250</text:p>
          </table:table-cell>
          <table:table-cell table:style-name="Table1.A2" office:value-type="string">
            <text:p text:style-name="P14">0.119</text:p>
          </table:table-cell>
          <table:table-cell table:style-name="Table1.E2" office:value-type="string">
            <text:p text:style-name="P14">0.097</text:p>
          </table:table-cell>
        </table:table-row>
        <table:table-row>
          <table:table-cell table:style-name="Table1.A2" office:value-type="string">
            <text:p text:style-name="P15">2</text:p>
          </table:table-cell>
          <table:table-cell table:style-name="Table1.A2" office:value-type="string">
            <text:p text:style-name="P15">0.128</text:p>
          </table:table-cell>
          <table:table-cell table:style-name="Table1.A2" office:value-type="string">
            <text:p text:style-name="P15">0.126</text:p>
          </table:table-cell>
          <table:table-cell table:style-name="Table1.A2" office:value-type="string">
            <text:p text:style-name="P16">0.071</text:p>
          </table:table-cell>
          <table:table-cell table:style-name="Table1.E2" office:value-type="string">
            <text:p text:style-name="P16">0.058</text:p>
          </table:table-cell>
        </table:table-row>
        <table:table-row>
          <table:table-cell table:style-name="Table1.A2" office:value-type="string">
            <text:p text:style-name="P17">4</text:p>
          </table:table-cell>
          <table:table-cell table:style-name="Table1.A2" office:value-type="string">
            <text:p text:style-name="P17">0.066</text:p>
          </table:table-cell>
          <table:table-cell table:style-name="Table1.A2" office:value-type="string">
            <text:p text:style-name="P17">0.064</text:p>
          </table:table-cell>
          <table:table-cell table:style-name="Table1.A2" office:value-type="string">
            <text:p text:style-name="P17">0.048</text:p>
          </table:table-cell>
          <table:table-cell table:style-name="Table1.E2" office:value-type="string">
            <text:p text:style-name="P17">0.047</text:p>
          </table:table-cell>
        </table:table-row>
        <table:table-row>
          <table:table-cell table:style-name="Table1.A2" office:value-type="string">
            <text:p text:style-name="P17">8</text:p>
          </table:table-cell>
          <table:table-cell table:style-name="Table1.A2" office:value-type="string">
            <text:p text:style-name="P17">0.046</text:p>
          </table:table-cell>
          <table:table-cell table:style-name="Table1.A2" office:value-type="string">
            <text:p text:style-name="P18">0.046</text:p>
          </table:table-cell>
          <table:table-cell table:style-name="Table1.A2" office:value-type="string">
            <text:p text:style-name="P18">0.0458</text:p>
          </table:table-cell>
          <table:table-cell table:style-name="Table1.E2" office:value-type="string">
            <text:p text:style-name="P18">0.0454</text:p>
          </table:table-cell>
        </table:table-row>
        <table:table-row>
          <table:table-cell table:style-name="Table1.A2" office:value-type="string">
            <text:p text:style-name="P19">Speedup</text:p>
          </table:table-cell>
          <table:table-cell table:style-name="Table1.A2" office:value-type="string">
            <text:p text:style-name="P19">5.6</text:p>
          </table:table-cell>
          <table:table-cell table:style-name="Table1.A2" office:value-type="string">
            <text:p text:style-name="P18"/>
          </table:table-cell>
          <table:table-cell table:style-name="Table1.A2" office:value-type="string">
            <text:p text:style-name="P19">2.64</text:p>
          </table:table-cell>
          <table:table-cell table:style-name="Table1.E2" office:value-type="string">
            <text:p text:style-name="P19">2.15</text:p>
          </table:table-cell>
        </table:table-row>
      </table:table>
      <text:p text:style-name="P4"/>
      <text:p text:style-name="P5">Solo usamos los recursos del microprocesador y del compilador <text:span text:style-name="T2">(-O3 y SIMD)</text:span>.</text:p>
      <text:p text:style-name="P6"/>
      <text:p text:style-name="P6">Cuando usamos l<text:span text:style-name="T3">o</text:span>s flags optimos de ejecucion (-O3 y SIMD), el programa es mas eficiente, pero escala menos. El trabajar con mas hilos no genera gran ventaja, <text:span text:style-name="T4">como cuando no esta optimizado.</text:span></text:p>
      <text:p text:style-name="P5"/>
      <text:p text:style-name="P7">SSE y AVX se pueden ver en los flags al ejecutar “cat /proc/cpuinfo”</text:p>
      <text:p text:style-name="P7"/>
      <text:p text:style-name="P20">Pulqui tiene registros de AVX <text:span text:style-name="T5">(de 256 bits</text:span>). Como hacemos para aprovechar estos registros?</text:p>
      <text:p text:style-name="P24">El flag para usar AVX es -mavx.</text:p>
      <text:p text:style-name="P8"/>
      <text:p text:style-name="P22">El usar AVX + SIMD + OPTIMIZACION. En especial usar AVX, mejora mucho usar los 256 bits la eficiencia. Esto optimiza mucho el hardware. El agregar mas cores (threads) al usar AVX no escala mucho. </text:p>
      <text:p text:style-name="P22">Pero en el caso secuencial, al usar AVX ya se nota la diferencia.</text:p>
      <text:p text:style-name="P22"/>
      <text:p text:style-name="P23">Si intentamos correr un programa con AVX en una maquina que no tiene AVX. Tirara un “illegal instrucion”. Incluso si lo compila.</text:p>
      <text:p text:style-name="P23"/>
      <text:p text:style-name="P25">AVX nos mejora mucho la eficiencia, y solo por hardware. No por software. Pero hay que ver <text:soft-page-break/>cuando unidades hay disponibles para no pasarse con la cantidad de threads que uno utiliza.</text:p>
      <text:p text:style-name="P30"/>
      <text:p text:style-name="P25"/>
      <text:p text:style-name="P50">Afinity</text:p>
      <text:p text:style-name="P25"/>
      <text:p text:style-name="P27">En pulqui tenemos 2 pastillas con 6 cores. Hay una cache L3 compartida por los chips (O sea, L3 es compartida por 6 cores). <text:span text:style-name="T6">Cada</text:span> dos cores (dentro de la misma pastilla) <text:s/>comparten una L2 y cada core tiene una L1.</text:p>
      <text:p text:style-name="P32">Las pastillas son sockets. Los cores fisicos estan dentro de los sockets.</text:p>
      <text:p text:style-name="P32"/>
      <text:p text:style-name="P32">Entonces en pulqui tenemos 2 sockets, con 6 cores fisicos cada socket.</text:p>
      <text:p text:style-name="P27"/>
      <text:p text:style-name="P28">No da lo mismo repartir los threads aleatoriamente que ordenarlos adecuadamente. Lo mejor es que dos threads que vayan a usar las mismas memorias, esten cerca. Y los que no tengan que compartir la memoria, que sean distantes.</text:p>
      <text:p text:style-name="P28"/>
      <text:p text:style-name="P43">En realidad no se, si leen la misma memoria capaz es bueno que esten en la misma cache.</text:p>
      <text:p text:style-name="P28"/>
      <text:p text:style-name="P28">Hay que asignarle a cada hilo el core fisico sobre el que va a trabajar.</text:p>
      <text:p text:style-name="P29">Para esto se setea una variable de entorno en la sesion del bash. Va a haber una relacion en la enumaracion logica de los hilos y lo que pusimos en la variable de entorno.</text:p>
      <text:p text:style-name="P26"/>
      <text:p text:style-name="P31">Los procesadores del 0 al 11 son los cores fisicos. Los otros son el Hyperthreading. Estos es para que los primeros 12 se correspondan con los cores fisicos (esto hace mas facil asignar los threads).</text:p>
      <text:list xml:id="list3022052667398491011" text:style-name="L1">
        <text:list-item>
          <text:p text:style-name="P33">Socket: pastilla con varios cores.</text:p>
        </text:list-item>
        <text:list-item>
          <text:p text:style-name="P33">Core: core fisico.</text:p>
        </text:list-item>
        <text:list-item>
          <text:p text:style-name="P33">Thread: hilo logico.</text:p>
        </text:list-item>
      </text:list>
      <text:p text:style-name="P34"/>
      <text:p text:style-name="P35">La consecutividad de los core depende del microprocesador. Los mapeos logicos depende del micro y no son todos iguales. Pulqui y Rocky los tienen ordenados de distinto modo.</text:p>
      <text:p text:style-name="P35"><text:tab/></text:p>
      <text:p text:style-name="P45">Para ver el mejor modo de distrubuir los hilos hay que ver como se distribuyen en los indices en los hilos en el for. <text:span text:style-name="T11">Tendria que hablar con wolfmann para ver cual es la mejor manera de distribuir los hilos en el problema de las matrices. Para eso tambien deberia ver como se calculan las matrices.</text:span></text:p>
      <text:p text:style-name="P45"/>
      <text:p text:style-name="P45">La falla de L1 es cuando debe actualizar la memoria. </text:p>
      <text:p text:style-name="P45"/>
      <text:p text:style-name="P46">Hay que tener cuidado con el spread porque puede poner los hilos en el mismo core! Al usar los procesadores virtuales. <text:span text:style-name="T12">Si pasa esto funciona mucho mas lento el programa, ya que corre en menos cores.</text:span></text:p>
      <text:p text:style-name="P47">Uno tiene que ver la medida del algoritmo con el micro, en cada maquina funciona distinto. Y la afinidad dependera de la arquitectura del microprocesa<text:span text:style-name="T13">dor.</text:span></text:p>
      <text:p text:style-name="Subtitle">Comandos Ubuntu:</text:p>
      <text:p text:style-name="P41">gcc -s (genera el assembler intermedio)</text:p>
      <text:p text:style-name="P41">diff (muestra las diferencias entre dos archivos)</text:p>
      <text:p text:style-name="P36">export NUM_THREADS X</text:p>
      <text:p text:style-name="P37">export OMP_PLACES=”....”</text:p>
      <text:p text:style-name="P37">export OMP_PLACES=<text:span text:style-name="T7">close</text:span></text:p>
      <text:p text:style-name="P38">export OMP_PLACES=”<text:span text:style-name="T9">{1}, {4}</text:span>” - <text:span text:style-name="T9">El hilo 0 va al cpu 1, y el hilo 1 va al cpu 4.</text:span></text:p>
      <text:p text:style-name="P37">export OMP_BIND=cores, threads, sockets</text:p>
      <text:p text:style-name="P44"><text:soft-page-break/>perf stat -d ./programa cantidad_de_threads – <text:span text:style-name="T10">Podemos ver varios datos de interes como cantidad de fallas de cache.</text:span></text:p>
      <text:p text:style-name="P42"/>
      <text:p text:style-name="P42">Para ver el uso de os core, ingresar el comando “top” y luego presionar “1”.</text:p>
      <text:p text:style-name="P40"/>
      <text:p text:style-name="P40">Como funciona el comando export? <text:span text:style-name="T8">Es para definir enviromental variables.</text:span></text:p>
      <text:p text:style-name="P8"/>
      <text:p text:style-name="P13">Fuentes</text:p>
      <text:p text:style-name="P10">OpenMP:</text:p>
      <text:p text:style-name="P9"><text:a xlink:type="simple" xlink:href="https://stackoverflow.com/questions/14674049/parallel-for-vs-omp-simd-when-to-use-each">https://stackoverflow.com/questions/14674049/parallel-for-vs-omp-simd-when-to-use-each</text:a></text:p>
      <text:p text:style-name="P11"><text:a xlink:type="simple" xlink:href="https://es.wikipedia.org/wiki/SSE">https://es.wikipedia.org/wiki/SSE</text:a></text:p>
      <text:p text:style-name="P12"><text:a xlink:type="simple" xlink:href="https://es.wikipedia.org/wiki/Extensiones_Vectoriales_Avanzadas">https://es.wikipedia.org/wiki/Extensiones_Vectoriales_Avanzadas</text:a></text:p>
      <text:p text:style-name="P49"><text:a xlink:type="simple" xlink:href="http://pages.tacc.utexas.edu/~eijkhout/pcse/html/omp-affinity.html">http://pages.tacc.utexas.edu/~eijkhout/pcse/html/omp-affinity.html</text:a></text:p>
      <text:p text:style-name="P4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5:26:57.587115252</meta:creation-date>
    <dc:date>2017-10-05T18:26:32.313903563</dc:date>
    <meta:editing-duration>PT1H51M36S</meta:editing-duration>
    <meta:editing-cycles>57</meta:editing-cycles>
    <meta:generator>LibreOffice/4.2.8.2$Linux_X86_64 LibreOffice_project/420m0$Build-2</meta:generator>
    <meta:document-statistic meta:table-count="1" meta:image-count="0" meta:object-count="0" meta:page-count="3" meta:paragraph-count="84" meta:word-count="821" meta:character-count="4840" meta:non-whitespace-character-count="4098"/>
  </office:meta>
</office:document-meta>
</file>